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ft) Software Design Document</text:p>
      <text:p text:style-name="Text_20_body">To achieve the stated project goals, we will need to produce software that can extract data from IMSLP and write it in some widely-used RDF serialization format. Furthermore, there will need to be some way of adding links to external datasets. This will require performing searches of the external datasets and some means of choosing the best results from those searches to use. Each of these parts will be described in detail in the following sections.</text:p>
      <text:h text:style-name="Heading_20_2" text:outline-level="2">Extracting the Wikitext from IMSLP</text:h>
      <text:p text:style-name="Text_20_body">The first step will be to obtain the MediaWiki markup (wikitext) for each page in the IMSLP wiki. To this end, we will use a Python module called “mwclient” to handle the MediaWiki API calls. Without such a module, one would make HTTP GET requests to the URL for the MediaWiki endpoint. The module also provides helper functions to enumerate all of the pages in the wiki in alphabetical order. Thus, one can obtain the wikitext by enumerating all of the pages and requesting the raw wikitext for each of them. <text:s/></text:p>
      <text:p text:style-name="Text_20_body">The text can then be written to a file or passed directly to the next part of the process. For this project, we have adopted the first approach because it limits the number of calls made to the IMSLP API during testing. Before writing out each page, its name is written to a separate file. If the data dump needs to be stopped and restarted, the name can be passed to the helper function so the enumeration resumes at that point rather than the beginning. </text:p>
      <text:p text:style-name="Text_20_body">Pages from a wiki are dynamically generated: the wikitext is parsed and converted to HTML, and any templates included in the pages are “expanded.” These templates may take parameters and may also include further templates. <text:s/>Since we will be processing each page offline, all templates must be fully expanded, leaving only wikitext in the output. <text:s/></text:p>
      <text:h text:style-name="Heading_20_2" text:outline-level="2">Converting the Wikitext to RDF</text:h>
      <text:p text:style-name="Text_20_body">The next step is to convert the wikitext representation of the page to a set of RDF triples. <text:s/>IMSLP pages use templates extensively, so there is a considerable amount of structure to help identify data. The raw wikitext is read from disk and parsed using another Python module called “mwparserfromhell.” This parser generates syntax trees and includes functions for iterating over all of a given kind of element in the parsed wikitext e.g. iterate over all of the links in the text. Using these functions we can generate triples from the parsed text. For each kind of triple we generate, there must be some mapping to the chosen schema. A spreadsheet detaining this mapping will be included at the end of the design document.</text:p>
      <text:p text:style-name="Text_20_body">Since URL are also IRIs, we can use the URL for each page as a unique identifier for thing represented by the page. To fulfill requirement 1.1, different kinds of triples will be generated depending on whether the given page is a “work page” (a page containing information about a particular musical work), a category page, <text:s/>a user page (special kind of page representing a registered user of the wiki),a redirect, or a page for a file. Work pages and file pages have corresponding templates that determine their layout. <text:s/>Each work should at least have a title, which is sufficient to produce a triple. There will generally be more than a single triple produced from the content on the work page.</text:p>
      <text:p text:style-name="Text_20_body">&lt;Can't know all kinds of pages a priori, but I can at least split things up by wiki namespaces&gt;</text:p>
      <text:p text:style-name="Text_20_body">User pages can be parsed and at least one triple can be generated from the username. User pages also have information about users' musical experience that could be included.</text:p>
      <text:p text:style-name="Text_20_body"><text:soft-page-break/><text:s/>Requirements 1.2 and 1.3 (various kinds of links should become triples) can be fulfilled by parsing links in the wikitext. The link target can be used to construct the URL of the target page and the link text tells us what kind of relationship the link represents. <text:s/>This is represented in the mapping as well. Some category links also convey information by the category they link to. For example, the “key” (as in musical key) of a work is generally a link to the category page associated with that musical key, so it provides information about category membership and the musical key of the work. Redirects will be handled like links with the relationship “SameAs” (see mapping document) between the starting page and the target.</text:p>
      <text:p text:style-name="Text_20_body">In addition to the information described in the mapping, each object that belongs to a class in one of the ontologies should produce a triple indicating class membership. </text:p>
      <text:h text:style-name="Heading_20_2" text:outline-level="2">Linking the Data</text:h>
      <text:p text:style-name="Text_20_body">Perhaps some of the linking could be performed manually for things that are common like musical key or some genres. For other cases like providing links to composer entries on DBPedia, each page from IMSLP could point <text:s/>to a different thing (or many things) in DBPedia. For these cases, some external search will have to take place and there must be a way to evaluate results. The mediawiki API, the musicbrainz API, and common search engines like Apache Lucene can provide a score for each “hit.” </text:p>
      <text:p text:style-name="Text_20_body">This is also the place where data from YouTube or something similar would be included. </text:p>
      <text:p text:style-name="Text_20_body">&lt;Perhaps there is an entry in one of the schemas for search score?&gt;</text:p>
      <text:p text:style-name="Text_20_body">&lt;If IMSLP pages have link to wikipedia page, could use that as a 'key' for searching <text:s/>things in DBPedia!&gt;</text:p>
      <text:h text:style-name="Heading_20_2" text:outline-level="2">Some Notes About the Mapping Document</text:h>
      <text:p text:style-name="Text_20_body">Items in the column labeled “[Ontology].Class.Property” represent information about properties of a particular class in a particular ontology. If none is specified, the entry is for something in the Schema.org ontology. <text:s/>If there is a prefix “MO”, the entry is from the “Music Ontology.” One entry (for librettist) is from the Getty Vocabulary (related to fine arts). The notation used was intended to be similar to object-oriented programming languages. </text:p>
      <text:p text:style-name="Text_20_body">The entries in the “IMSLP Work page template item” column were taken from the work page template and includes all possible fields in the template. These may not be present for every work. There are also some things that do not actually show up in the template included in <text:span text:style-name="T1">italics</text:span><text:span text:style-name="T2">. These were included so the mapping document could be read like a rough list of trip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ma Seyedtalebi</meta:initial-creator>
    <meta:creation-date>2017-10-23T19:23:03.25</meta:creation-date>
    <dc:date>2017-10-25T21:02:38.84</dc:date>
    <dc:creator>Nima Seyedtalebi</dc:creator>
    <meta:editing-duration>PT4H58M46S</meta:editing-duration>
    <meta:editing-cycles>22</meta:editing-cycles>
    <meta:generator>OpenOffice/4.1.3$Win32 OpenOffice.org_project/413m1$Build-9783</meta:generator>
    <meta:document-statistic meta:table-count="0" meta:image-count="0" meta:object-count="0" meta:page-count="2" meta:paragraph-count="21" meta:word-count="1044" meta:character-count="6087"/>
  </office:meta>
</office:document-meta>
</file>